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Subtitle">
        <text:initial-creator>Madhusudan
        Kumar</text:initial-creator>
      </text:p>
      <text:p text:style-name="OrgSubtitle"/>
      <text:h text:style-name="Heading_20_1" text:outline-level="1" text:is-list-header="false">
      <text:bookmark-start text:name="OrgXref.org0b6ffe1"/>
      <text:bookmark text:name="org0b6ffe1"/>CV Header
      <text:tab/>
      <text:span text:style-name="OrgTags">[
      <text:span text:style-name="OrgTag">
      ignore</text:span>]</text:span>
      <text:bookmark-end text:name="OrgXref.org0b6ffe1"/></text:h>
      <text:list text:style-name="OrgNumberedList" text:continue-numbering="false">
        <text:list-item>
          <text:p text:style-name="Text_20_body">
          <text:bookmark-start text:name="OrgXref.org93d149c"/>
          <text:bookmark text:name="org93d149c"/>Photo &amp;
          Tagline
          <text:tab/>
          <text:span text:style-name="OrgTags">[
          <text:span text:style-name="OrgTag">
          ignore</text:span>]</text:span>
          <text:bookmark-end text:name="OrgXref.org93d149c"/></text:p>
        </text:list-item>
        <text:list-item>
          <text:p text:style-name="Text_20_body">
          <text:bookmark-start text:name="OrgXref.org815f224"/>
          <text:bookmark text:name="org815f224"/>Personal Info
          <text:tab/>
          <text:span text:style-name="OrgTags">[
          <text:span text:style-name="OrgTag">
          ignore</text:span>]</text:span>
          <text:bookmark-end text:name="OrgXref.org815f224"/></text:p>
        </text:list-item>
      </text:list>
      <text:h text:style-name="Heading_20_1" text:outline-level="1" text:is-list-header="false">
      <text:bookmark-start text:name="OrgXref.orgf96fa99"/>
      <text:bookmark text:name="orgf96fa99"/>CV Column 1
      <text:tab/>
      <text:span text:style-name="OrgTags">[
      <text:span text:style-name="OrgTag">
      ignore</text:span>]</text:span>
      <text:bookmark-end text:name="OrgXref.orgf96fa99"/></text:h>
      <text:list text:style-name="OrgNumberedList" text:continue-numbering="false">
        <text:list-item>
          <text:p text:style-name="Text_20_body">
          <text:bookmark-start text:name="OrgXref.orgeaf88f7"/>
          <text:bookmark text:name="orgeaf88f7"/>Professional
          Experience 
          <text:bookmark-end text:name="OrgXref.orgeaf88f7"/></text:p>
          <text:list text:style-name="OrgNumberedList" text:continue-numbering="true">
            <text:list-item>
              <text:p text:style-name="Text_20_body">
              <text:bookmark-start text:name="OrgXref.orgd3a9547"/>
              <text:bookmark text:name="orgd3a9547"/>Data
              Scientist
              <text:tab/>
              <text:span text:style-name="OrgTags">[
              <text:span text:style-name="OrgTag">
              ignore</text:span>]</text:span>
              <text:bookmark-end text:name="OrgXref.orgd3a9547"/></text:p>
              <text:p text:style-name="Text_20_body">
                <text:span text:style-name="OrgCode">\cvevent{Data
                Scientist}{ Tata Consultancy Services}{ Apr 2019 --
                Ongoing}{ Mumbai, India}</text:span>
              </text:p>
            </text:list-item>
            <text:list-item>
              <text:p text:style-name="Text_20_body">
              <text:bookmark-start text:name="OrgXref.org75a72d2"/>
              <text:bookmark text:name="org75a72d2"/>Project1
              <text:tab/>
              <text:span text:style-name="OrgTags">[
              <text:span text:style-name="OrgTag">
              ignore</text:span>]</text:span>
              <text:bookmark-end text:name="OrgXref.org75a72d2"/></text:p>
              <text:p text:style-name="Text_20_body">
                <text:span text:style-name="OrgCode">
                \cvdomain{Telecommunication}</text:span>
              </text:p>
              <text:list text:style-name="OrgBulletedList" text:continue-numbering="false">
                <text:list-item>
                  <text:p text:style-name="Text_20_body">Proposed,
                  designed &amp; built Python package for
                  integration of 24+ ML use cases across 4+
                  applications, reducing integration time by
                  60%</text:p>
                </text:list-item>
                <text:list-item>
                  <text:p text:style-name="Text_20_body">Developed
                  GUI application for end to end exploration of ML
                  use cases by data scientist and domain expert
                  alike</text:p>
                </text:list-item>
                <text:list-item>
                  <text:p text:style-name="Text_20_body">Improved
                  predictive maintenance by one day-ahead
                  forecasting of faults (CORE &amp; RAN)
                  (POC)</text:p>
                </text:list-item>
                <text:list-item>
                  <text:p text:style-name="Text_20_body">Reduced
                  number of tickets by automating the
                  identification of alarm’s cluster with root alarm
                  (POC)</text:p>
                </text:list-item>
                <text:list-item>
                  <text:p text:style-name="Text_20_body">Improved
                  network performance by deploying real time
                  anomaly detection of network loss and latency on
                  azure cloud (POC)</text:p>
                </text:list-item>
                <text:list-item>
                  <text:p text:style-name="Text_20_body">Mentored
                  two peers for integration of ML use cases across
                  4+ applications</text:p>
                </text:list-item>
              </text:list>
              <text:p text:style-name="Text_20_body">
                <text:span text:style-name="OrgCode">
                \cvtag{Association rule mining}</text:span>
                <text:span text:style-name="OrgCode">
                \cvtag{Elasticsearch}</text:span>
                <text:span text:style-name="OrgCode">\cvtag{Anomaly
                detection}</text:span>
                <text:span text:style-name="OrgCode">
                \cvtag{Scikit-learn}</text:span>
                <text:span text:style-name="OrgCode">
                \cvtag{Pytest}</text:span>
                <text:span text:style-name="OrgCode">
                \cvtag{Leadership}</text:span>
                <text:span text:style-name="OrgCode">
                \cvtag{Communication}</text:span>
                <text:span text:style-name="OrgCode">
                \cvtag{TDD}</text:span>
              </text:p>
            </text:list-item>
            <text:list-item>
              <text:p text:style-name="Text_20_body">
              <text:bookmark-start text:name="OrgXref.org6f624ae"/>
              <text:bookmark text:name="org6f624ae"/>Project 2
              <text:tab/>
              <text:span text:style-name="OrgTags">[
              <text:span text:style-name="OrgTag">
              ignore</text:span>]</text:span>
              <text:bookmark-end text:name="OrgXref.org6f624ae"/></text:p>
              <text:p text:style-name="Text_20_body">
                <text:span text:style-name="OrgCode">
                \par</text:span>
                <text:span text:style-name="OrgCode">
                \divider</text:span>
                <text:span text:style-name="OrgCode">
                \cvdomain{Insurance}</text:span>
              </text:p>
              <text:list text:style-name="OrgBulletedList" text:continue-numbering="false">
                <text:list-item>
                  <text:p text:style-name="Text_20_body">Automated
                  and optimised monthly forecasting of claims paid
                  and premium collected, reducing average Mape by
                  10%</text:p>
                </text:list-item>
                <text:list-item>
                  <text:p text:style-name="Text_20_body">Explored
                  and generated Covid-19 business impact report
                  against all policies</text:p>
                </text:list-item>
              </text:list>
              <text:p text:style-name="Text_20_body">
                <text:span text:style-name="OrgCode">
                \cvtag{Timeseries forecasting}</text:span>
                <text:span text:style-name="OrgCode">
                \cvtag{SQL}</text:span>
                <text:span text:style-name="OrgCode">\cvtag{Data
                wrangling}</text:span>
                <text:span text:style-name="OrgCode">
                \cvtag{ARIMA}</text:span>
              </text:p>
            </text:list-item>
            <text:list-item>
              <text:p text:style-name="Text_20_body">
              <text:bookmark-start text:name="OrgXref.org89aaeec"/>
              <text:bookmark text:name="org89aaeec"/>Research
              Intership
              <text:tab/>
              <text:span text:style-name="OrgTags">[
              <text:span text:style-name="OrgTag">
              ignore</text:span>]</text:span>
              <text:bookmark-end text:name="OrgXref.org89aaeec"/></text:p>
              <text:p text:style-name="Text_20_body">
                <text:span text:style-name="OrgCode">
                \par</text:span>
                <text:span text:style-name="OrgCode">
                \divider</text:span>
              </text:p>
              <text:p text:style-name="Text_20_body">
                <text:span text:style-name="OrgCode">
                \cvevent{Research Internship}{ Chiba University}{
                May 2016 - Jun 2016}{ Chiba, Japan}</text:span>
              </text:p>
              <text:list text:style-name="OrgBulletedList" text:continue-numbering="false">
                <text:list-item>
                  <text:p text:style-name="Text_20_body">Explored
                  linear diffusive coupled neurons (FHN coupled
                  system) with heterogeneous external forcing to
                  study pattern formation</text:p>
                </text:list-item>
                <text:list-item>
                  <text:p text:style-name="Text_20_body">Conducted
                  nonlinear stability analysis to obtain
                  significant parameters &amp; visualize their
                  behaviour near stability points to understand
                  contribution to pattern formation</text:p>
                </text:list-item>
              </text:list>
              <text:p text:style-name="Text_20_body">
                <text:span text:style-name="OrgCode">
                \cvtag{Visualization}</text:span>
                <text:span text:style-name="OrgCode">
                \cvtag{MATLAB}</text:span>
                <text:span text:style-name="OrgCode">\cvtag{Linear
                algebra}</text:span>
              </text:p>
            </text:list-item>
          </text:list>
        </text:list-item>
        <text:list-item>
          <text:p text:style-name="Text_20_body">
          <text:bookmark-start text:name="OrgXref.org19c0c66"/>
          <text:bookmark text:name="org19c0c66"/>Position of
          Responsibility 
          <text:bookmark-end text:name="OrgXref.org19c0c66"/></text:p>
          <text:p text:style-name="Text_20_body">
            <text:span text:style-name="OrgCode">\cvevent{Overall
            Coordinator}{ IIT-BBC}{ Apr 2015 - Mar 2016}{ Mumbai,
            India}</text:span>
          </text:p>
          <text:list text:style-name="OrgBulletedList" text:continue-numbering="false">
            <text:list-item>
              <text:p text:style-name="Text_20_body">Sucessfully
              headed official video channel, leading a team of 6
              conveners, creating 60+ videos and covering 35+
              events, with nearly 2 million views</text:p>
            </text:list-item>
          </text:list>
          <text:p text:style-name="Text_20_body">
            <text:span text:style-name="OrgCode">
            \cvtag{Leadership}</text:span>
            <text:span text:style-name="OrgCode">
            \cvtag{Communication}</text:span>
            <text:span text:style-name="OrgCode">\cvtag{Video
            editing}</text:span>
          </text:p>
        </text:list-item>
        <text:list-item>
          <text:p text:style-name="Text_20_body">
          <text:bookmark-start text:name="OrgXref.org1d71fb6"/>
          <text:bookmark text:name="org1d71fb6"/>Newpage
          <text:tab/>
          <text:span text:style-name="OrgTags">[
          <text:span text:style-name="OrgTag">
          ignore</text:span>]</text:span>
          <text:bookmark-end text:name="OrgXref.org1d71fb6"/></text:p>
          <text:p text:style-name="Text_20_body">
            <text:span text:style-name="OrgCode">
            \newpage</text:span>
          </text:p>
        </text:list-item>
      </text:list>
      <text:h text:style-name="Heading_20_1" text:outline-level="1" text:is-list-header="false">
      <text:bookmark-start text:name="OrgXref.org821cc93"/>
      <text:bookmark text:name="org821cc93"/>CV Column 2
      <text:tab/>
      <text:span text:style-name="OrgTags">[
      <text:span text:style-name="OrgTag">
      ignore</text:span>]</text:span>
      <text:bookmark-end text:name="OrgXref.org821cc93"/></text:h>
      <text:list text:style-name="OrgNumberedList" text:continue-numbering="false">
        <text:list-item>
          <text:p text:style-name="Text_20_body">
          <text:bookmark-start text:name="OrgXref.org484191a"/>
          <text:bookmark text:name="org484191a"/>Skills 
          <text:bookmark-end text:name="OrgXref.org484191a"/></text:p>
          <text:p text:style-name="Text_20_body">
            <text:span text:style-name="OrgCode">
            \cvtag{Python}</text:span>
            <text:span text:style-name="OrgCode">
            \cvtag{NumPy}</text:span>
            <text:span text:style-name="OrgCode">
            \cvtag{Plotly}</text:span>
            <text:span text:style-name="OrgCode">
            \cvtag{Pytest}</text:span>
            <text:span text:style-name="OrgCode">
            \cvtag{Scikit-learn}</text:span>
            <text:span text:style-name="OrgCode">
            \cvtag{Pandas}</text:span>
            <text:span text:style-name="OrgCode">
            \cvtag{Fastai}</text:span>
          </text:p>
          <text:p text:style-name="Text_20_body">
            <text:span text:style-name="OrgCode">
            \divider</text:span>
          </text:p>
          <text:p text:style-name="Text_20_body">
            <text:span text:style-name="OrgCode">
            \cvtag{FastAPI}</text:span>
            <text:span text:style-name="OrgCode">
            \cvtag{SQL}</text:span>
            <text:span text:style-name="OrgCode">
            \cvtag{Elasticsearch}</text:span>
          </text:p>
          <text:p text:style-name="Text_20_body">
            <text:span text:style-name="OrgCode">
            \divider</text:span>
          </text:p>
          <text:p text:style-name="Text_20_body">
            <text:span text:style-name="OrgCode">
            \cvtag{Git/GitHub}</text:span>
            <text:span text:style-name="OrgCode">
            \cvtag{Azure}</text:span>
            <text:span text:style-name="OrgCode">
            \cvtag{Linux}</text:span>
            <text:span text:style-name="OrgCode">
            \cvtag{Docker}</text:span>
          </text:p>
        </text:list-item>
        <text:list-item>
          <text:p text:style-name="Text_20_body">
          <text:bookmark-start text:name="OrgXref.orgc1b3a5c"/>
          <text:bookmark text:name="orgc1b3a5c"/>Education 
          <text:bookmark-end text:name="OrgXref.orgc1b3a5c"/></text:p>
          <text:p text:style-name="Text_20_body">
            <text:span text:style-name="OrgCode">\cvevent{M.Tech\
            in Mechanical Engineering}{ IIT-B}{ Jul 2017 - Nov
            2018}{}</text:span>
          </text:p>
          <text:list text:style-name="OrgBulletedList" text:continue-numbering="false">
            <text:list-item>
              <text:p text:style-name="Text_20_body">Specialization
              in CADA</text:p>
            </text:list-item>
            <text:list-item>
              <text:p text:style-name="Text_20_body">Sucessfully
              designed process to predict the failure time of new
              installed machine on the network to minimize the
              operation down time</text:p>
            </text:list-item>
            <text:list-item>
              <text:p text:style-name="Text_20_body">Proposed and
              implemented standard template to digitally store
              properties of machine component from different
              vendors, optimising the digital processing of
              components</text:p>
            </text:list-item>
          </text:list>
          <text:p text:style-name="Text_20_body">
            <text:span text:style-name="OrgCode">
            \divider</text:span>
          </text:p>
          <text:p text:style-name="Text_20_body">
            <text:span text:style-name="OrgCode">\cvevent{B.Tech\
            in Mechanical Engineering}{ IIT-B}{ Jul 2013 - Jun
            2017}{}</text:span>
          </text:p>
          <text:list text:style-name="OrgBulletedList" text:continue-numbering="false">
            <text:list-item>
              <text:p text:style-name="Text_20_body">Data Analysis
              and Interpretation</text:p>
            </text:list-item>
            <text:list-item>
              <text:p text:style-name="Text_20_body">Statistical
              Machine Learning and Data Mining</text:p>
            </text:list-item>
          </text:list>
        </text:list-item>
        <text:list-item>
          <text:p text:style-name="Text_20_body">
          <text:bookmark-start text:name="OrgXref.org1d016b3"/>
          <text:bookmark text:name="org1d016b3"/>Newpage
          <text:tab/>
          <text:span text:style-name="OrgTags">[
          <text:span text:style-name="OrgTag">
          ignore</text:span>]</text:span>
          <text:bookmark-end text:name="OrgXref.org1d016b3"/></text:p>
        </text:list-item>
        <text:list-item>
          <text:p text:style-name="Text_20_body">
          <text:bookmark-start text:name="OrgXref.org5ac8819"/>
          <text:bookmark text:name="org5ac8819"/>Extracurricular 
          <text:bookmark-end text:name="OrgXref.org5ac8819"/></text:p>
          <text:list text:style-name="OrgBulletedList" text:continue-numbering="false">
            <text:list-item>
              <text:p text:style-name="Text_20_body">Mentored 100+
              students to produce 20+ short films during Freshizza
              festival</text:p>
            </text:list-item>
            <text:list-item>
              <text:p text:style-name="Text_20_body">Core team
              member of “Mechanical Freshie”, a video with more
              than 630,000 views</text:p>
            </text:list-item>
            <text:list-item>
              <text:p text:style-name="Text_20_body">Supported
              students with physics classes for IIT-JEE
              exam</text:p>
            </text:list-item>
          </text:list>
        </text:list-item>
        <text:list-item>
          <text:p text:style-name="Text_20_body">
          <text:bookmark-start text:name="OrgXref.org4e3ef65"/>
          <text:bookmark text:name="org4e3ef65"/>Certification 
          <text:bookmark-end text:name="OrgXref.org4e3ef65"/></text:p>
          <text:list text:style-name="OrgBulletedList" text:continue-numbering="false">
            <text:list-item>
              <text:p text:style-name="Text_20_body">Data Analysis
              with Pandas and Python</text:p>
            </text:list-item>
            <text:list-item>
              <text:p text:style-name="Text_20_body">Python for
              Timeseries Data Analysis</text:p>
            </text:list-item>
          </text:list>
        </text:list-item>
      </text:list>
      <text:h text:style-name="Heading_20_1" text:outline-level="1" text:is-list-header="false">
      <text:bookmark-start text:name="OrgXref.org32634a9"/>
      <text:bookmark text:name="org32634a9"/>Back Matter
      <text:tab/>
      <text:span text:style-name="OrgTags">[
      <text:span text:style-name="OrgTag">
      ignore</text:span>]</text:span>
      <text:bookmark-end text:name="OrgXref.org32634a9"/></text:h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/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/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/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/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</text:page-number>
        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
          <text:page-number text:select-page="current"/>
        </text:p>
      </style:footer>
    </style:master-page>
    <style:master-page style:name="OrgFirstPage" style:page-layout-name="Mpm4" style:next-style-name="OrgPage">
      <style:footer>
        <text:p text:style-name="MP1">
          <text:page-number text:select-page="current"/>
        </text:p>
      </style:footer>
    </style:master-page>
    <style:master-page style:name="OrgPage" style:page-layout-name="Mpm5">
      <style:footer>
        <text:p text:style-name="MP1">
          <text:page-number text:select-page="current"/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Madhusudan Kumar</dc:creator>
    <meta:initial-creator>Madhusudan Kumar</meta:initial-creator>
    <dc:date>2022-08-06T12:27:19</dc:date>
    <meta:creation-date>2022-08-06T12:27:19</meta:creation-date>
    <meta:generator>Emacs 28.1 (Org mode 9.6)</meta:generator>
    <meta:keyword/>
    <dc:subject/>
    <dc:title/>
  </office:meta>
</office:document-meta>
</file>